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fo:font-size="6pt" style:font-size-asian="5.25pt" style:font-size-complex="6pt"/>
    </style:style>
    <style:style style:name="P14" style:family="paragraph" style:parent-style-name="Standard">
      <style:text-properties style:use-window-font-color="true" fo:font-size="6pt" fo:language="fr" fo:country="BE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SubTitle">
      <style:text-properties style:use-window-font-color="true"/>
    </style:style>
    <style:style style:name="P23" style:family="paragraph" style:parent-style-name="Ttire_5f_bordures_5f_haut_5f_bas">
      <style:text-properties fo:font-size="11pt" style:font-size-asian="11pt" style:font-size-complex="11pt"/>
    </style:style>
    <style:style style:name="P24" style:family="paragraph" style:parent-style-name="Standard" style:master-page-name="">
      <style:paragraph-properties style:page-number="auto" fo:break-before="auto" fo:break-after="auto"/>
      <style:text-properties style:use-window-font-color="true"/>
    </style:style>
    <style:style style:name="P25" style:family="paragraph" style:parent-style-name="Standard">
      <style:text-properties style:use-window-font-color="true" fo:font-style="normal" style:font-style-asian="normal" style:font-style-complex="normal"/>
    </style:style>
    <style:style style:name="P26" style:family="paragraph" style:parent-style-name="Text_20_body" style:master-page-name="Standard">
      <style:paragraph-properties style:page-number="auto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72923744" text:id="ct172923744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72094936" text:id="ct172094936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71930512" text:id="ct171930512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172042776" text:id="ct172042776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72041384" text:id="ct172041384">
          <text:insertion>
            <office:change-info>
              <dc:creator>Gauthier Bastien</dc:creator>
              <dc:date>2013-04-29T14:58:00</dc:date>
            </office:change-info>
          </text:insertion>
        </text:changed-region>
        <text:changed-region xml:id="ct171986184" text:id="ct171986184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xml:id="ct171993728" text:id="ct171993728">
          <text:insertion>
            <office:change-info>
              <dc:creator>Gauthier Bastien</dc:creator>
              <dc:date>2013-04-29T17:09:00</dc:date>
            </office:change-info>
          </text:insertion>
        </text:changed-region>
        <text:changed-region xml:id="ct172015808" text:id="ct172015808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72012728" text:id="ct172012728">
          <text:insertion>
            <office:change-info>
              <dc:creator>Gauthier Bastien</dc:creator>
              <dc:date>2013-04-29T17:32:00</dc:date>
            </office:change-info>
          </text:insertion>
        </text:changed-region>
        <text:changed-region xml:id="ct171980616" text:id="ct171980616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72002016" text:id="ct172002016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71978816" text:id="ct171978816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72869624" text:id="ct172869624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COLLEGE COMMUNAL</text:p>
          </table:table-cell>
        </table:table-row>
      </table:table>
      <text:p text:style-name="P2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change-start text:change-id="ct172923744"/>self.Title()<text:change-end text:change-id="ct172923744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adapted().getStrikedAssembly())</text:p></office:annotation><text:change text:change-id="ct172094936"/></text:p>
      <text:p text:style-name="P11"><text:line-break/>ORDRE DU JOUR</text:p>
      <text:p text:style-name="P10"/>
      <text:section text:style-name="Sect1" text:name="Item">
        <text:p text:style-name="P23"><office:annotation><dc:date>2007-09-24T00:00:00</dc:date><text:p>do section- for item in self.getItemsInOrder(uids=itemUids)</text:p></office:annotation><text:change-start text:change-id="ct171930512"/>item.getItemNumber(relativeTo='meeting')<text:change-end text:change-id="ct171930512"/>. <text:change-start text:change-id="ct172042776"/>item.Title()<text:change-end text:change-id="ct172042776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7"><text:span text:style-name="T8">do text</text:span></text:p><text:p text:style-name="P27"><text:span text:style-name="T8">from xhtml(item.adapted().printAdvicesInfos())</text:span></text:p></office:annotation>Avis</text:p>
        <text:p text:style-name="P12"/>
        <text:p text:style-name="P16">Projet de délibération :</text:p>
        <text:p text:style-name="P7"><office:annotation><dc:date>2007-09-24T00:00:00</dc:date><text:p>do text</text:p><text:p>from xhtml(item.getDecision())</text:p><text:p/></office:annotation>Projet de décision</text:p>
        <text:p text:style-name="P7"/>
        <text:p text:style-name="P7"><text:span text:style-name="T4">Nombre d'annexes :</text:span><text:span text:style-name="T6"> </text:span><text:change-start text:change-id="ct172041384"/><text:span text:style-name="T7">len(item.getAnnexesToPrint())</text:span><text:change-end text:change-id="ct172041384"/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27"><text:span text:style-name="T9">do table- for annex in item.getAnnexesToPrint(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20"><text:change-start text:change-id="ct171986184"/>annex['title']<text:change-end text:change-id="ct171986184"/> (Point n°<text:change-start text:change-id="ct171993728"/>item.getItemNumber()<text:change-end text:change-id="ct171993728"/>, Annexe <text:change-start text:change-id="ct172015808"/>annex['number']<text:change-end text:change-id="ct172015808"/>/<text:change-start text:change-id="ct172012728"/><text:span text:style-name="T5">len(item.getAnnexesToPrint())</text:span><text:change-end text:change-id="ct172012728"/>, page <text:change-start text:change-id="ct171980616"/>image['number']<text:change-end text:change-id="ct171980616"/>/<text:change-start text:change-id="ct172002016"/>annex['number_of_images']<text:change-end text:change-id="ct172002016"/>)</text:p>
                    <text:p text:style-name="Table_20_Contents"><office:annotation><dc:creator>Gauthier Bastien</dc:creator><dc:date>2013-04-29T14:46:49</dc:date><text:p text:style-name="P27"><text:span text:style-name="T9">do table for image in annex['images']</text:span></text:p></office:annotation><office:annotation><dc:creator>Gauthier Bastien</dc:creator><dc:date>2013-04-29T14:55:47</dc:date><text:p text:style-name="P27"><text:span text:style-name="T9">do text</text:span></text:p><text:p text:style-name="P27"><text:span text:style-name="T9">from document(at=image['path'], anchor='as-char', size=(17.94, 25)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4"><text:soft-page-break/></text:p>
      </text:section>
      <text:section text:style-name="Sect1" text:name="LateItems">
        <text:p text:style-name="P13"/>
        <text:p text:style-name="P22"><office:annotation><dc:date>2007-10-31T00:00:00</dc:date><text:p>do section- if self.getItemsInOrder(late=True, uids=itemUids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3"><office:annotation><dc:date>2007-10-31T00:00:00</dc:date><text:p>do table- for item in self.getItemsInOrder(late=True, uids=itemUids)</text:p></office:annotation><text:change-start text:change-id="ct171978816"/>item.getItemNumber(relativeTo='meeting')<text:change-end text:change-id="ct171978816"/>. <text:change-start text:change-id="ct172869624"/>item.Title()<text:change-end text:change-id="ct172869624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7"><office:annotation><dc:creator>Gauthier Bastien</dc:creator><dc:date>2011-05-03T15:59:51</dc:date><text:p text:style-name="P27"><text:span text:style-name="T8">do text</text:span></text:p><text:p text:style-name="P27"><text:span text:style-name="T8">from xhtml(item.adapted()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cision())</text:p><text:p/></office:annotation>Projet de décision</text:p>
              <text:p text:style-name="P7"/>
              <text:p text:style-name="P7"/>
              <text:p text:style-name="P7"/>
              <text:p text:style-name="P7"/>
              <text:p text:style-name="P7"/>
              <text:p text:style-name="P13"/>
            </table:table-cell>
          </table:table-row>
        </table:table>
        <text:p text:style-name="P14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3</text:page-number></text:span><text:span text:style-name="MT3"> / </text:span><text:span text:style-name="MT2"><text:page-count style:num-format="1">3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3T16:14:48</meta:creation-date>
    <dc:language>fr-BE</dc:language>
    <meta:editing-cycles>108</meta:editing-cycles>
    <meta:editing-duration>PT1H56M31S</meta:editing-duration>
    <meta:initial-creator>Gauthier Bastien</meta:initial-creator>
    <dc:date>2013-05-02T09:45:04</dc:date>
    <dc:creator>Gauthier Bastien</dc:creator>
    <meta:document-statistic meta:table-count="6" meta:image-count="0" meta:object-count="0" meta:page-count="3" meta:paragraph-count="21" meta:word-count="69" meta:character-count="560" meta:non-whitespace-character-count="520"/>
    <meta:user-defined meta:name="Info 1"/>
    <meta:user-defined meta:name="Info 2"/>
    <meta:user-defined meta:name="Info 3"/>
    <meta:user-defined meta:name="Info 4"/>
  </office:meta>
</office:document-meta>
</file>